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d3738"/>
    </style:style>
    <style:style style:name="P2" style:family="paragraph" style:parent-style-name="Standard">
      <style:paragraph-properties fo:text-align="start" style:justify-single-word="false"/>
      <style:text-properties officeooo:paragraph-rsid="00399cf3"/>
    </style:style>
    <style:style style:name="P3" style:family="paragraph" style:parent-style-name="Standard">
      <style:paragraph-properties fo:text-align="start" style:justify-single-word="false"/>
      <style:text-properties officeooo:paragraph-rsid="003e186f"/>
    </style:style>
    <style:style style:name="P4" style:family="paragraph" style:parent-style-name="Standard">
      <style:paragraph-properties fo:text-align="start" style:justify-single-word="false"/>
      <style:text-properties officeooo:rsid="001d3738" officeooo:paragraph-rsid="001d3738"/>
    </style:style>
    <style:style style:name="P5" style:family="paragraph" style:parent-style-name="Standard">
      <style:text-properties fo:color="#cc7832" style:font-name="JetBrains Mono" fo:font-size="10pt" fo:font-style="normal" fo:font-weight="normal" officeooo:rsid="0038ead2" officeooo:paragraph-rsid="0038ead2" style:font-size-asian="10pt" style:font-style-asian="normal" style:font-weight-asian="normal"/>
    </style:style>
    <style:style style:name="P6" style:family="paragraph" style:parent-style-name="Standard">
      <style:text-properties officeooo:rsid="0038ead2" officeooo:paragraph-rsid="0038ead2"/>
    </style:style>
    <style:style style:name="P7" style:family="paragraph" style:parent-style-name="Standard">
      <style:text-properties officeooo:rsid="0056d2c3" officeooo:paragraph-rsid="0056d2c3"/>
    </style:style>
    <style:style style:name="P8" style:family="paragraph" style:parent-style-name="Standard">
      <style:text-properties officeooo:paragraph-rsid="0056d2c3"/>
    </style:style>
    <style:style style:name="P9" style:family="paragraph" style:parent-style-name="Text_20_body">
      <style:paragraph-properties fo:text-align="start" style:justify-single-word="false"/>
      <style:text-properties officeooo:paragraph-rsid="003e3925"/>
    </style:style>
    <style:style style:name="P10" style:family="paragraph" style:parent-style-name="Heading_20_1">
      <style:text-properties officeooo:paragraph-rsid="008cd931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1d8b43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e0560"/>
    </style:style>
    <style:style style:name="P13" style:family="paragraph" style:parent-style-name="Standard">
      <style:paragraph-properties fo:text-align="start" style:justify-single-word="false"/>
      <style:text-properties officeooo:paragraph-rsid="001d3738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d8b43" officeooo:paragraph-rsid="001d8b43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d8b43" officeooo:paragraph-rsid="001e0560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e0560" officeooo:paragraph-rsid="001e0560"/>
    </style:style>
    <style:style style:name="P17" style:family="paragraph" style:parent-style-name="Standard">
      <style:text-properties officeooo:paragraph-rsid="008aa54e"/>
    </style:style>
    <style:style style:name="P18" style:family="paragraph" style:parent-style-name="Standard">
      <style:text-properties officeooo:rsid="0038ead2" officeooo:paragraph-rsid="0038ead2"/>
    </style:style>
    <style:style style:name="P19" style:family="paragraph" style:parent-style-name="Standard">
      <style:text-properties officeooo:paragraph-rsid="008bcabf"/>
    </style:style>
    <style:style style:name="P20" style:family="paragraph" style:parent-style-name="Standard">
      <style:text-properties officeooo:rsid="0056d2c3" officeooo:paragraph-rsid="0056d2c3"/>
    </style:style>
    <style:style style:name="P21" style:family="paragraph" style:parent-style-name="Text_20_body">
      <style:text-properties officeooo:rsid="002acd4f" officeooo:paragraph-rsid="008aa54e"/>
    </style:style>
    <style:style style:name="P22" style:family="paragraph" style:parent-style-name="Text_20_body">
      <style:text-properties officeooo:rsid="0056d2c3" officeooo:paragraph-rsid="008bcabf"/>
    </style:style>
    <style:style style:name="P23" style:family="paragraph" style:parent-style-name="Text_20_body">
      <style:text-properties officeooo:rsid="002d7037" officeooo:paragraph-rsid="002d7037"/>
    </style:style>
    <style:style style:name="P24" style:family="paragraph" style:parent-style-name="Text_20_body">
      <style:text-properties fo:font-weight="normal" officeooo:rsid="008f0983" officeooo:paragraph-rsid="008f0983" style:font-weight-asian="normal" style:font-weight-complex="normal"/>
    </style:style>
    <style:style style:name="P25" style:family="paragraph" style:parent-style-name="Text_20_body">
      <style:text-properties officeooo:paragraph-rsid="008f0983"/>
    </style:style>
    <style:style style:name="T1" style:family="text">
      <style:text-properties officeooo:rsid="001d3738"/>
    </style:style>
    <style:style style:name="T2" style:family="text">
      <style:text-properties officeooo:rsid="001d8b43"/>
    </style:style>
    <style:style style:name="T3" style:family="text">
      <style:text-properties officeooo:rsid="001e0560"/>
    </style:style>
    <style:style style:name="T4" style:family="text">
      <style:text-properties officeooo:rsid="00276a4d"/>
    </style:style>
    <style:style style:name="T5" style:family="text">
      <style:text-properties officeooo:rsid="00278a96"/>
    </style:style>
    <style:style style:name="T6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cc7832" style:font-name="JetBrains Mono" fo:font-size="10pt" fo:font-style="normal" fo:font-weight="normal" officeooo:rsid="002d7037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officeooo:rsid="0037bbe0" style:font-size-asian="10pt" style:font-style-asian="normal" style:font-weight-asian="normal"/>
    </style:style>
    <style:style style:name="T9" style:family="text">
      <style:text-properties officeooo:rsid="0028e456"/>
    </style:style>
    <style:style style:name="T1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style:font-name="JetBrains Mono" fo:font-size="10pt" fo:font-style="italic" fo:font-weight="normal" style:font-size-asian="10pt" style:font-style-asian="italic" style:font-weight-asian="normal"/>
    </style:style>
    <style:style style:name="T12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officeooo:rsid="003100d3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98b3c" style:font-weight-asian="bold" style:font-weight-complex="bold"/>
    </style:style>
    <style:style style:name="T16" style:family="text">
      <style:text-properties fo:font-weight="bold" officeooo:rsid="0032ab5f" style:font-weight-asian="bold" style:font-weight-complex="bold"/>
    </style:style>
    <style:style style:name="T17" style:family="text">
      <style:text-properties fo:font-weight="bold" officeooo:rsid="008e0355" style:font-weight-asian="bold" style:font-weight-complex="bold"/>
    </style:style>
    <style:style style:name="T18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officeooo:rsid="003422a1"/>
    </style:style>
    <style:style style:name="T21" style:family="text">
      <style:text-properties fo:color="#9876aa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23" style:family="text">
      <style:text-properties officeooo:rsid="00399cf3"/>
    </style:style>
    <style:style style:name="T24" style:family="text">
      <style:text-properties officeooo:rsid="0039a1bc"/>
    </style:style>
    <style:style style:name="T25" style:family="text">
      <style:text-properties officeooo:rsid="003e186f"/>
    </style:style>
    <style:style style:name="T26" style:family="text">
      <style:text-properties officeooo:rsid="003e3925"/>
    </style:style>
    <style:style style:name="T27" style:family="text">
      <style:text-properties officeooo:rsid="00462aee"/>
    </style:style>
    <style:style style:name="T28" style:family="text">
      <style:text-properties officeooo:rsid="004bea0c"/>
    </style:style>
    <style:style style:name="T29" style:family="text">
      <style:text-properties officeooo:rsid="0052374a"/>
    </style:style>
    <style:style style:name="T30" style:family="text">
      <style:text-properties officeooo:rsid="002b9a24"/>
    </style:style>
    <style:style style:name="T31" style:family="text">
      <style:text-properties officeooo:rsid="0056d2c3"/>
    </style:style>
    <style:style style:name="T32" style:family="text">
      <style:text-properties fo:color="#507874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officeooo:rsid="00639063"/>
    </style:style>
    <style:style style:name="T34" style:family="text">
      <style:text-properties officeooo:rsid="006deac9"/>
    </style:style>
    <style:style style:name="T35" style:family="text">
      <style:text-properties officeooo:rsid="007d7a3c"/>
    </style:style>
    <style:style style:name="T36" style:family="text">
      <style:text-properties officeooo:rsid="008aa54e"/>
    </style:style>
    <style:style style:name="T37" style:family="text">
      <style:text-properties officeooo:rsid="008cd931"/>
    </style:style>
    <style:style style:name="T38" style:family="text">
      <style:text-properties officeooo:rsid="008f306c"/>
    </style:style>
    <style:style style:name="T39" style:family="text">
      <style:text-properties fo:font-weight="normal" officeooo:rsid="008f0983" style:font-weight-asian="normal" style:font-weight-complex="normal"/>
    </style:style>
    <style:style style:name="T40" style:family="text">
      <style:text-properties fo:font-weight="normal" officeooo:rsid="008f306c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<text:span text:style-name="T1">Java util package - What we can learn from </text:span><text:span text:style-name="T5">its</text:span><text:span text:style-name="T1"> implementation</text:span></text:p>
      <text:p text:style-name="P4"/>
      <text:p text:style-name="P2"><text:span text:style-name="T1">Java util package </text:span>is part of the Java Class Library, which is a set of pre-written code that provides common functionality to Java developers. <text:span text:style-name="T23">It </text:span>is one of the most commonly used packages in the Java programming language <text:span text:style-name="T24">which </text:span>provides a set of utility classes and interfaces that can be used to perform various operations, such as</text:p>
      <text:p text:style-name="P4"/>
      <text:list xml:id="list1088501326" text:style-name="L1">
        <text:list-item>
          <text:p text:style-name="P11"><text:span text:style-name="T2">date and time </text:span><text:span text:style-name="T23">handling</text:span></text:p>
        </text:list-item>
        <text:list-item>
          <text:p text:style-name="P14"><text:span text:style-name="T23">data manipulation </text:span><text:span text:style-name="T25">using </text:span>collection framework</text:p>
        </text:list-item>
        <text:list-item>
          <text:p text:style-name="P15">utility classes such as string tokenizer, random number generator, <text:span text:style-name="T3">encoding and decoding</text:span></text:p>
        </text:list-item>
        <text:list-item>
          <text:p text:style-name="P16">regex support (in sub package)</text:p>
        </text:list-item>
        <text:list-item>
          <text:p text:style-name="P16">stream support and functional interfaces (in sub package)</text:p>
        </text:list-item>
        <text:list-item>
          <text:p text:style-name="P12">classes useful <text:span text:style-name="T3">for </text:span>concurrent programming <text:span text:style-name="T3">(in sub package)</text:span></text:p>
        </text:list-item>
        <text:list-item>
          <text:p text:style-name="P16">classes for handling zip and jar files (in sub package) </text:p>
        </text:list-item>
      </text:list>
      <text:p text:style-name="P4"/>
      <text:p text:style-name="P3">The Java util package <text:span text:style-name="T27">as</text:span> one of the foundational packages in Java <text:span text:style-name="T25">was </text:span>designed in the mid-1990s by Java creators James Gosling, Mike Sheridan, and Patrick Naughton. Despite its age, it has been regularly updated and expanded over the years <text:span text:style-name="T27">so it is one of the good places to learn how to use Java.</text:span></text:p>
      <text:p text:style-name="P1"/>
      <text:p text:style-name="P9"><text:bookmark text:name="2990"/>So I <text:span text:style-name="T28">decided to </text:span>look up in the source code and <text:span text:style-name="T28">and </text:span>share with you some of good principles and practices that <text:span text:style-name="T4">creators</text:span> used <text:span text:style-name="T4">when creating </text:span><text:span text:style-name="T1">Java util </text:span><text:span text:style-name="T4">package. </text:span><text:span text:style-name="T26">These </text:span><text:span text:style-name="T28">tips and tricks</text:span><text:span text:style-name="T26"> </text:span>can help you <text:span text:style-name="T28">make your code easy readable and maintain</text:span>.</text:p>
      <text:p text:style-name="Text_20_body"><text:bookmark text:name="86a4"/>This first post in the series contains advice on basic but important thinks such as comments, CSS…</text:p>
      <text:p text:style-name="P1"><text:span text:style-name="T10"/></text:p>
      <text:h text:style-name="Heading_20_1" text:outline-level="1"><text:span text:style-name="T13">It is ok to put </text:span><text:span text:style-name="T37">two classes in the same file.</text:span></text:h>
      <text:h text:style-name="P10" text:outline-level="1"><text:span text:style-name="T37">Creating object</text:span></text:h>
      <text:h text:style-name="Heading_20_2" text:outline-level="2">getInstance</text:h>
      <text:p text:style-name="P23">Create Java objects like Calendar getInstance</text:p>
      <text:h text:style-name="Heading_20_2" text:outline-level="2"><text:span text:style-name="T15">Initializer Block </text:span><text:span text:style-name="T16">are not wiedly used</text:span></text:h>
      <text:p text:style-name="Text_20_body"><text:span text:style-name="T16"/></text:p>
      <text:h text:style-name="Heading_20_1" text:outline-level="1"><text:span text:style-name="T16">U</text:span><text:span text:style-name="T14">tility class – how </text:span><text:span text:style-name="T17">(Objects)</text:span></text:h>
      <text:p text:style-name="P25"><text:span text:style-name="T39">1. how to create them – </text:span><text:span text:style-name="T40">final, no instance </text:span></text:p>
      <text:p text:style-name="P24"><text:soft-page-break/>1. naming: Array → Arrays, Object → Objects</text:p>
      <text:h text:style-name="Heading_20_1" text:outline-level="1">Maintance maters</text:h>
      <text:p text:style-name="P5"/>
      <text:p text:style-name="P5">java 11</text:p>
      <text:p text:style-name="P6"><text:span text:style-name="T6">public char </text:span><text:span text:style-name="T12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if </text:span><text:span text:style-name="T10">(isLatin1()) {</text:span><text:line-break/><text:span text:style-name="T10"> <text:s text:c="7"/></text:span><text:span text:style-name="T6">return </text:span><text:span text:style-name="T10">StringLatin1.</text:span><text:span text:style-name="T11">charAt</text:span><text:span text:style-name="T10">(</text:span><text:span text:style-name="T21">value</text:span><text:span text:style-name="T6">, </text:span><text:span text:style-name="T10">index)</text:span><text:span text:style-name="T6">;</text:span><text:line-break/><text:span text:style-name="T6"> <text:s text:c="3"/></text:span><text:span text:style-name="T10">} </text:span><text:span text:style-name="T6">else </text:span><text:span text:style-name="T10">{</text:span><text:line-break/><text:span text:style-name="T10"> <text:s text:c="7"/></text:span><text:span text:style-name="T6">return </text:span><text:span text:style-name="T10">StringUTF16.</text:span><text:span text:style-name="T11">charAt</text:span><text:span text:style-name="T10">(</text:span><text:span text:style-name="T21">value</text:span><text:span text:style-name="T6">, </text:span><text:span text:style-name="T10">index)</text:span><text:span text:style-name="T6">;</text:span><text:line-break/><text:span text:style-name="T6"> <text:s text:c="3"/></text:span><text:span text:style-name="T10">}</text:span><text:line-break/><text:span text:style-name="T10">}</text:span></text:p>
      <text:p text:style-name="P5"/>
      <text:p text:style-name="P6"><text:span text:style-name="T6"><text:line-break/>Java 17<text:line-break/>public char </text:span><text:span text:style-name="T12">charAt</text:span><text:span text:style-name="T10">(</text:span><text:span text:style-name="T6">int </text:span><text:span text:style-name="T10">index) {</text:span><text:line-break/><text:span text:style-name="T10"> <text:s text:c="3"/></text:span><text:span text:style-name="T6">return this</text:span><text:span text:style-name="T10">.isLatin1() ? StringLatin1.</text:span><text:span text:style-name="T11">charAt</text:span><text:span text:style-name="T10">(</text:span><text:span text:style-name="T6">this</text:span><text:span text:style-name="T10">.</text:span><text:span text:style-name="T21">value</text:span><text:span text:style-name="T6">, </text:span><text:span text:style-name="T10">index) : StringUTF16.</text:span><text:span text:style-name="T11">charAt</text:span><text:span text:style-name="T10">(</text:span><text:span text:style-name="T6">this</text:span><text:span text:style-name="T10">.</text:span><text:span text:style-name="T21">value</text:span><text:span text:style-name="T6">, </text:span><text:span text:style-name="T10">index)</text:span><text:span text:style-name="T6">;</text:span><text:line-break/><text:span text:style-name="T10">}</text:span></text:p>
      <text:p text:style-name="P6"/>
      <text:h text:style-name="Heading_20_2" text:outline-level="2">default <text:span text:style-name="T9">methods are powerful </text:span><text:span text:style-name="T20">and </text:span><text:span text:style-name="T18">@Deprecated</text:span><text:span text:style-name="T10">(since=</text:span><text:span text:style-name="T19">"1.1"</text:span><text:span text:style-name="T10">)</text:span></text:h>
      <text:p text:style-name="P17"/>
      <text:p text:style-name="P21">Give example <text:span text:style-name="T20">on topic of maintaing existing project <text:line-break/><text:line-break/>Certain methods are specified to be optional. If a collection implementation doesn't implement a particular operation, it should define the corresponding method to throw UnsupportedOperationException. Such methods are marked "optional operation" in method specifications of the collections interfaces.</text:span></text:p>
      <text:p text:style-name="P6"/>
      <text:h text:style-name="Heading_20_1" text:outline-level="1"><text:soft-page-break/>Inheritance </text:h>
      <text:h text:style-name="Heading_20_2" text:outline-level="2"><text:span text:style-name="T36">S</text:span>witching from inheritance to the object composition<text:span text:style-name="T31"><text:line-break/><text:line-break/></text:span><text:span text:style-name="T6">interface </text:span><text:span text:style-name="T10">Exportable&lt;</text:span><text:span text:style-name="T32">T</text:span><text:span text:style-name="T10">&gt; {</text:span><text:line-break/><text:span text:style-name="T10"> <text:s text:c="3"/>Exporter&lt;</text:span><text:span text:style-name="T32">T</text:span><text:span text:style-name="T10">&gt; </text:span><text:span text:style-name="T12">exporter</text:span><text:span text:style-name="T10">()</text:span><text:span text:style-name="T6">;</text:span><text:line-break/><text:span text:style-name="T10">}</text:span><text:line-break/><text:span text:style-name="T6">interface </text:span><text:span text:style-name="T10">Exporter&lt;</text:span><text:span text:style-name="T32">T</text:span><text:span text:style-name="T10">&gt; {</text:span><text:line-break/><text:span text:style-name="T10"> <text:s text:c="3"/></text:span><text:span text:style-name="T6">void </text:span><text:span text:style-name="T12">export</text:span><text:span text:style-name="T10">()</text:span><text:span text:style-name="T6">;</text:span><text:line-break/><text:span text:style-name="T10">}</text:span><text:line-break/><text:span text:style-name="T6">class </text:span><text:span text:style-name="T10">User </text:span><text:span text:style-name="T6">implements </text:span><text:span text:style-name="T10">Exportable&lt;User&gt; {</text:span><text:line-break/><text:line-break/><text:span text:style-name="T10"> <text:s text:c="3"/>String </text:span><text:span text:style-name="T21">name </text:span><text:span text:style-name="T10">= </text:span><text:span text:style-name="T19">""</text:span><text:span text:style-name="T6">;</text:span><text:line-break/><text:line-break/><text:span text:style-name="T6"> <text:s text:c="3"/>public </text:span><text:span text:style-name="T12">User</text:span><text:span text:style-name="T10">(String name) {</text:span><text:line-break/><text:span text:style-name="T10"> <text:s text:c="7"/></text:span><text:span text:style-name="T6">this</text:span><text:span text:style-name="T10">.</text:span><text:span text:style-name="T21">name </text:span><text:span text:style-name="T10">= name</text:span><text:span text:style-name="T6">;</text:span><text:line-break/><text:span text:style-name="T6"> <text:s text:c="3"/></text:span><text:span text:style-name="T10">}</text:span><text:line-break/><text:line-break/><text:span text:style-name="T10"> <text:s text:c="3"/></text:span><text:span text:style-name="T18">@Override</text:span><text:line-break/><text:span text:style-name="T18"> <text:s text:c="3"/></text:span><text:span text:style-name="T6">public </text:span><text:span text:style-name="T10">Exporter </text:span><text:span text:style-name="T12">exporter</text:span><text:span text:style-name="T10">() {</text:span><text:line-break/><text:span text:style-name="T10"> <text:s text:c="7"/></text:span><text:span text:style-name="T6">return new </text:span><text:span text:style-name="T10">PdfExport()</text:span><text:span text:style-name="T6">;</text:span><text:line-break/><text:span text:style-name="T6"> <text:s text:c="3"/></text:span><text:span text:style-name="T10">}</text:span><text:line-break/><text:line-break/><text:span text:style-name="T10"> <text:s text:c="3"/></text:span><text:span text:style-name="T6">class </text:span><text:span text:style-name="T10">PdfExport </text:span><text:span text:style-name="T6">implements </text:span><text:span text:style-name="T10">Exporter&lt;User&gt;{</text:span><text:line-break/><text:span text:style-name="T10"> <text:s text:c="7"/></text:span><text:span text:style-name="T18">@Override</text:span><text:line-break/><text:span text:style-name="T18"> <text:s text:c="7"/></text:span><text:span text:style-name="T6">public void </text:span><text:span text:style-name="T12">export</text:span><text:span text:style-name="T10">() {</text:span><text:line-break/><text:span text:style-name="T10"> <text:s text:c="11"/>System.</text:span><text:span text:style-name="T22">out</text:span><text:span text:style-name="T10">.println(</text:span><text:span text:style-name="T19">"Pdf user is " </text:span><text:span text:style-name="T10">+ </text:span><text:span text:style-name="T21">name</text:span><text:span text:style-name="T10">)</text:span><text:span text:style-name="T6">;</text:span><text:line-break/><text:span text:style-name="T6"> <text:s text:c="7"/></text:span><text:span text:style-name="T10">}</text:span><text:line-break/><text:span text:style-name="T10"> <text:s text:c="3"/>}</text:span><text:line-break/><text:line-break/><text:span text:style-name="T10"> <text:s text:c="3"/></text:span><text:span text:style-name="T6">class </text:span><text:span text:style-name="T10">HtmlExport </text:span><text:span text:style-name="T6">implements </text:span><text:span text:style-name="T10">Exporter&lt;User&gt; {</text:span><text:line-break/><text:line-break/><text:span text:style-name="T10"> <text:s text:c="7"/></text:span><text:span text:style-name="T18">@Override</text:span><text:line-break/><text:span text:style-name="T18"> <text:s text:c="7"/></text:span><text:span text:style-name="T6">public void </text:span><text:span text:style-name="T12">export</text:span><text:span text:style-name="T10">() {</text:span><text:line-break/><text:span text:style-name="T10"> <text:s text:c="11"/>System.</text:span><text:span text:style-name="T22">out</text:span><text:span text:style-name="T10">.println(</text:span><text:span text:style-name="T19">"Html user is " </text:span><text:span text:style-name="T10">+ </text:span><text:span text:style-name="T21">name</text:span><text:span text:style-name="T10">)</text:span><text:span text:style-name="T6">;</text:span><text:line-break/><text:span text:style-name="T6"> <text:s text:c="7"/></text:span><text:span text:style-name="T10">}</text:span><text:line-break/><text:span text:style-name="T10"> <text:s text:c="3"/>}</text:span><text:line-break/><text:span text:style-name="T10">}</text:span></text:h>
      <text:p text:style-name="P7"/>
      <text:p text:style-name="P7"/>
      <text:p text:style-name="P19"><text:span text:style-name="T31">// </text:span><text:span text:style-name="T33">pass</text:span><text:span text:style-name="T31"> configuration </text:span><text:span text:style-name="T33">to decide on exporter</text:span></text:p>
      <text:h text:style-name="Heading_20_3" text:outline-level="3"><text:span text:style-name="T33"><text:line-break/>// </text:span><text:span text:style-name="T34">client can <text:s/>create their own exporter </text:span><text:span text:style-name="T35">but can change or extend exising</text:span></text:h>
      <text:p text:style-name="P7"><text:span text:style-name="T10">User u = </text:span><text:span text:style-name="T6">new </text:span><text:span text:style-name="T10">User(</text:span><text:span text:style-name="T19">"Ivan"</text:span><text:span text:style-name="T10">)</text:span><text:span text:style-name="T6">;</text:span><text:line-break/><text:span text:style-name="T10">u.exporter().export()</text:span><text:span text:style-name="T6">;</text:span></text:p>
      <text:p text:style-name="P7"><text:span text:style-name="T6"><text:line-break/>class </text:span><text:span text:style-name="T10">CsvExporter </text:span><text:span text:style-name="T6">implements </text:span><text:span text:style-name="T10">Exporter&lt;User&gt; {</text:span><text:line-break/><text:soft-page-break/><text:span text:style-name="T10"> <text:s text:c="3"/></text:span><text:span text:style-name="T6">private </text:span><text:span text:style-name="T10">User </text:span><text:span text:style-name="T21">user</text:span><text:span text:style-name="T6">;</text:span><text:line-break/><text:line-break/><text:span text:style-name="T6"> <text:s text:c="3"/>public </text:span><text:span text:style-name="T12">CsvExporter</text:span><text:span text:style-name="T10">(User user) {</text:span><text:line-break/><text:span text:style-name="T10"> <text:s text:c="7"/></text:span><text:span text:style-name="T6">this</text:span><text:span text:style-name="T10">.</text:span><text:span text:style-name="T21">user </text:span><text:span text:style-name="T10">= user</text:span><text:span text:style-name="T6">;</text:span><text:line-break/><text:span text:style-name="T6"> <text:s text:c="3"/></text:span><text:span text:style-name="T10">}</text:span><text:line-break/><text:span text:style-name="T10"> <text:s text:c="3"/></text:span><text:span text:style-name="T18">@Override</text:span><text:line-break/><text:span text:style-name="T18"> <text:s text:c="3"/></text:span><text:span text:style-name="T6">public void </text:span><text:span text:style-name="T12">export</text:span><text:span text:style-name="T10">() {</text:span><text:line-break/><text:span text:style-name="T10"> <text:s text:c="7"/>System.</text:span><text:span text:style-name="T22">out</text:span><text:span text:style-name="T10">.println(</text:span><text:span text:style-name="T19">"CsvExporter " </text:span><text:span text:style-name="T10">+ </text:span><text:span text:style-name="T21">user</text:span><text:span text:style-name="T10">.</text:span><text:span text:style-name="T21">name</text:span><text:span text:style-name="T10">)</text:span><text:span text:style-name="T6">;</text:span><text:line-break/><text:span text:style-name="T6"> <text:s text:c="3"/></text:span><text:span text:style-name="T10">}</text:span><text:line-break/><text:span text:style-name="T10">}</text:span></text:p>
      <text:p text:style-name="P8"><text:span text:style-name="T6">new </text:span><text:span text:style-name="T10">CsvExporter(u).export()</text:span><text:span text:style-name="T6">;</text:span></text:p>
      <text:p text:style-name="P7"/>
      <text:h text:style-name="Heading_20_2" text:outline-level="2">when to use abstact class or interface </text:h>
      <text:p text:style-name="P22"><text:span text:style-name="T30">Constants modularize <text:line-break/><text:tab/>Example: ZipConstants<text:line-break/><text:line-break/></text:span><text:span text:style-name="T29">Use abstract class to minimize the effort required to implement interface<text:line-break/>look at </text:span><text:span text:style-name="T10">AbstractCollec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22:40:03.298138171</meta:creation-date>
    <dc:date>2023-05-05T16:07:15.260547282</dc:date>
    <meta:editing-duration>PT2H47M18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4" meta:paragraph-count="35" meta:word-count="540" meta:character-count="3754" meta:non-whitespace-character-count="3024"/>
  </office:meta>
</office:document-meta>
</file>